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60"/>
    <style:style style:name="ce3" style:family="table-cell" style:parent-style-name="Default" style:data-style-name="N108"/>
    <style:style style:name="ce4" style:family="table-cell" style:parent-style-name="Default" style:data-style-name="N115"/>
  </office:automatic-styles>
  <office:body>
    <office:spreadsheet>
      <table:table table:name="Tabelle1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Temperatur</text:p>
          </table:table-cell>
          <table:table-cell office:value-type="float" office:value="101.5" calcext:value-type="float">
            <text:p>101,5</text:p>
          </table:table-cell>
          <table:table-cell office:value-type="float" office:value="103.5" calcext:value-type="float">
            <text:p>103,5</text:p>
          </table:table-cell>
          <table:table-cell table:formula="of:=([.B3]+[.C3])/2" office:value-type="float" office:value="102.5" calcext:value-type="float">
            <text:p>102,5</text:p>
          </table:table-cell>
          <table:table-cell table:formula="of:=[.D3]*0.5*SQRT(1/[.B3]^2 + 1/[.C3]^2)" office:value-type="float" office:value="0.707207745157824" calcext:value-type="float">
            <text:p>0,7072077452</text:p>
          </table:table-cell>
          <table:table-cell/>
          <table:table-cell office:value-type="float" office:value="273.15" calcext:value-type="float">
            <text:p>273,15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[.D3]+[.G3]" office:value-type="float" office:value="375.65" calcext:value-type="float">
            <text:p>375,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olvolumen</text:p>
          </table:table-cell>
          <table:table-cell office:value-type="float" office:value="22.413996" calcext:value-type="float">
            <text:p>22,413996</text:p>
          </table:table-cell>
          <table:table-cell table:style-name="ce2" office:value-type="float" office:value="0.000039" calcext:value-type="float">
            <text:p>3,90E-00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1013.25" calcext:value-type="float">
            <text:p>1013,25</text:p>
          </table:table-cell>
          <table:table-cell office:value-type="float" office:value="1001.9" calcext:value-type="float">
            <text:p>1001,9</text:p>
          </table:table-cell>
          <table:table-cell office:value-type="float" office:value="0.1" calcext:value-type="float">
            <text:p>0,1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005" calcext:value-type="float">
            <text:p>0,0005</text:p>
          </table:table-cell>
          <table:table-cell table:number-columns-repeated="13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float" office:value="2.87" calcext:value-type="float">
            <text:p>2,87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0]-[.B10]" office:value-type="float" office:value="0.1" calcext:value-type="float">
            <text:p>0,10</text:p>
          </table:table-cell>
          <table:table-cell table:style-name="ce3" office:value-type="float" office:value="0.0625" calcext:value-type="float">
            <text:p>0,0625</text:p>
          </table:table-cell>
          <table:table-cell/>
          <table:table-cell table:formula="of:=[.C10]*[.$D$4]/[.$G$3]*[.$B$5]/[.D10]*[.$B$6]/[.$C$6]" office:value-type="float" office:value="49.8785358848935" calcext:value-type="float">
            <text:p>49,8785358849</text:p>
          </table:table-cell>
          <table:table-cell table:formula="of:=[.F10]*SQRT(([.$E$3]/[.$D$4])^2 + ([.$C$5]/[.$B$5])^2 + ([.$D$6]/[.$C$6])^2 + ([.$C$8]/[.C10])^2 + ([.$D$8]/[.D10])^2)" office:value-type="float" office:value="9.98412738963949" calcext:value-type="float">
            <text:p>9,9841273896</text:p>
          </table:table-cell>
          <table:table-cell table:style-name="ce4" table:formula="of:=[.F10]" office:value-type="float" office:value="49.8785358848936" calcext:value-type="float">
            <text:p>49,9</text:p>
          </table:table-cell>
          <table:table-cell table:style-name="ce4" table:formula="of:=ROUNDUP([.G10];1)" office:value-type="float" office:value="10" calcext:value-type="float">
            <text:p>10,0</text:p>
          </table:table-cell>
          <table:table-cell table:number-columns-repeated="2"/>
          <table:table-cell table:style-name="ce1" office:value-type="float" office:value="0.1" calcext:value-type="float">
            <text:p>0,10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625" calcext:value-type="float">
            <text:p>0,062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9.8785358848936" calcext:value-type="float">
            <text:p>49,9</text:p>
          </table:table-cell>
          <table:table-cell table:style-name="ce4" office:value-type="float" office:value="10" calcext:value-type="float">
            <text:p>10,0</text:p>
          </table:table-cell>
        </table:table-row>
        <table:table-row table:style-name="ro1">
          <table:table-cell table:style-name="ce1" office:value-type="float" office:value="2.9" calcext:value-type="float">
            <text:p>2,90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1]-[.B11]" office:value-type="float" office:value="0.13" calcext:value-type="float">
            <text:p>0,13</text:p>
          </table:table-cell>
          <table:table-cell table:style-name="ce3" office:value-type="float" office:value="0.0825" calcext:value-type="float">
            <text:p>0,0825</text:p>
          </table:table-cell>
          <table:table-cell/>
          <table:table-cell table:formula="of:=[.C11]*[.$D$4]/[.$G$3]*[.$B$5]/[.D11]*[.$B$6]/[.$C$6]" office:value-type="float" office:value="49.1228004926981" calcext:value-type="float">
            <text:p>49,1228004927</text:p>
          </table:table-cell>
          <table:table-cell table:formula="of:=[.F11]*SQRT(([.$E$3]/[.$D$4])^2 + ([.$C$5]/[.$B$5])^2 + ([.$D$6]/[.$C$6])^2 + ([.$C$8]/[.C11])^2 + ([.$D$8]/[.D11])^2)" office:value-type="float" office:value="7.56378268111068" calcext:value-type="float">
            <text:p>7,5637826811</text:p>
          </table:table-cell>
          <table:table-cell table:style-name="ce4" table:formula="of:=[.F11]" office:value-type="float" office:value="49.1228004926981" calcext:value-type="float">
            <text:p>49,1</text:p>
          </table:table-cell>
          <table:table-cell table:style-name="ce4" table:formula="of:=ROUNDUP([.G11];1)" office:value-type="float" office:value="7.6" calcext:value-type="float">
            <text:p>7,6</text:p>
          </table:table-cell>
          <table:table-cell table:number-columns-repeated="2"/>
          <table:table-cell table:style-name="ce1"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25" calcext:value-type="float">
            <text:p>0,082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9.1228004926981" calcext:value-type="float">
            <text:p>49,1</text:p>
          </table:table-cell>
          <table:table-cell table:style-name="ce4" office:value-type="float" office:value="7.6" calcext:value-type="float">
            <text:p>7,6</text:p>
          </table:table-cell>
        </table:table-row>
        <table:table-row table:style-name="ro1">
          <table:table-cell table:style-name="ce1" office:value-type="float" office:value="2.86" calcext:value-type="float">
            <text:p>2,86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2]-[.B12]" office:value-type="float" office:value="0.0899999999999999" calcext:value-type="float">
            <text:p>0,09</text:p>
          </table:table-cell>
          <table:table-cell table:style-name="ce3" office:value-type="float" office:value="0.0635" calcext:value-type="float">
            <text:p>0,0635</text:p>
          </table:table-cell>
          <table:table-cell/>
          <table:table-cell table:formula="of:=[.C12]*[.$D$4]/[.$G$3]*[.$B$5]/[.D12]*[.$B$6]/[.$C$6]" office:value-type="float" office:value="44.1837424177206" calcext:value-type="float">
            <text:p>44,1837424177</text:p>
          </table:table-cell>
          <table:table-cell table:formula="of:=[.F12]*SQRT(([.$E$3]/[.$D$4])^2 + ([.$C$5]/[.$B$5])^2 + ([.$D$6]/[.$C$6])^2 + ([.$C$8]/[.C12])^2 + ([.$D$8]/[.D12])^2)" office:value-type="float" office:value="9.82512424822651" calcext:value-type="float">
            <text:p>9,8251242482</text:p>
          </table:table-cell>
          <table:table-cell table:style-name="ce4" table:formula="of:=[.F12]" office:value-type="float" office:value="44.1837424177206" calcext:value-type="float">
            <text:p>44,2</text:p>
          </table:table-cell>
          <table:table-cell table:style-name="ce4" table:formula="of:=ROUNDUP([.G12];1)" office:value-type="float" office:value="9.9" calcext:value-type="float">
            <text:p>9,9</text:p>
          </table:table-cell>
          <table:table-cell table:number-columns-repeated="2"/>
          <table:table-cell table:style-name="ce1" office:value-type="float" office:value="0.0899999999999999" calcext:value-type="float">
            <text:p>0,09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635" calcext:value-type="float">
            <text:p>0,063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4.1837424177206" calcext:value-type="float">
            <text:p>44,2</text:p>
          </table:table-cell>
          <table:table-cell table:style-name="ce4" office:value-type="float" office:value="9.9" calcext:value-type="float">
            <text:p>9,9</text:p>
          </table:table-cell>
        </table:table-row>
        <table:table-row table:style-name="ro1">
          <table:table-cell table:style-name="ce1" office:value-type="float" office:value="2.85" calcext:value-type="float">
            <text:p>2,85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3]-[.B13]" office:value-type="float" office:value="0.0800000000000001" calcext:value-type="float">
            <text:p>0,08</text:p>
          </table:table-cell>
          <table:table-cell table:style-name="ce3" office:value-type="float" office:value="0.052" calcext:value-type="float">
            <text:p>0,0520</text:p>
          </table:table-cell>
          <table:table-cell/>
          <table:table-cell table:formula="of:=[.C13]*[.$D$4]/[.$G$3]*[.$B$5]/[.D13]*[.$B$6]/[.$C$6]" office:value-type="float" office:value="47.9601306585515" calcext:value-type="float">
            <text:p>47,9601306586</text:p>
          </table:table-cell>
          <table:table-cell table:formula="of:=[.F13]*SQRT(([.$E$3]/[.$D$4])^2 + ([.$C$5]/[.$B$5])^2 + ([.$D$6]/[.$C$6])^2 + ([.$C$8]/[.C13])^2 + ([.$D$8]/[.D13])^2)" office:value-type="float" office:value="11.9992384214771" calcext:value-type="float">
            <text:p>11,9992384215</text:p>
          </table:table-cell>
          <table:table-cell table:style-name="ce4" table:formula="of:=[.F13]" office:value-type="float" office:value="47.9601306585515" calcext:value-type="float">
            <text:p>48,0</text:p>
          </table:table-cell>
          <table:table-cell table:style-name="ce4" table:formula="of:=ROUNDUP([.G13];1)" office:value-type="float" office:value="12" calcext:value-type="float">
            <text:p>12,0</text:p>
          </table:table-cell>
          <table:table-cell table:number-columns-repeated="2"/>
          <table:table-cell table:style-name="ce1" office:value-type="float" office:value="0.0800000000000001" calcext:value-type="float">
            <text:p>0,08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2" calcext:value-type="float">
            <text:p>0,052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47.9601306585515" calcext:value-type="float">
            <text:p>48,0</text:p>
          </table:table-cell>
          <table:table-cell table:style-name="ce4" office:value-type="float" office:value="12" calcext:value-type="float">
            <text:p>12,0</text:p>
          </table:table-cell>
        </table:table-row>
        <table:table-row table:style-name="ro1">
          <table:table-cell table:style-name="ce1" office:value-type="float" office:value="2.9" calcext:value-type="float">
            <text:p>2,90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14]-[.B14]" office:value-type="float" office:value="0.13" calcext:value-type="float">
            <text:p>0,13</text:p>
          </table:table-cell>
          <table:table-cell table:style-name="ce3" office:value-type="float" office:value="0.0805" calcext:value-type="float">
            <text:p>0,0805</text:p>
          </table:table-cell>
          <table:table-cell/>
          <table:table-cell table:formula="of:=[.C14]*[.$D$4]/[.$G$3]*[.$B$5]/[.D14]*[.$B$6]/[.$C$6]" office:value-type="float" office:value="50.3432427409639" calcext:value-type="float">
            <text:p>50,343242741</text:p>
          </table:table-cell>
          <table:table-cell table:formula="of:=[.F14]*SQRT(([.$E$3]/[.$D$4])^2 + ([.$C$5]/[.$B$5])^2 + ([.$D$6]/[.$C$6])^2 + ([.$C$8]/[.C14])^2 + ([.$D$8]/[.D14])^2)" office:value-type="float" office:value="7.75200481574659" calcext:value-type="float">
            <text:p>7,7520048157</text:p>
          </table:table-cell>
          <table:table-cell table:style-name="ce4" table:formula="of:=[.F14]" office:value-type="float" office:value="50.3432427409639" calcext:value-type="float">
            <text:p>50,3</text:p>
          </table:table-cell>
          <table:table-cell table:style-name="ce4" table:formula="of:=ROUNDUP([.G14];1)" office:value-type="float" office:value="7.8" calcext:value-type="float">
            <text:p>7,8</text:p>
          </table:table-cell>
          <table:table-cell table:number-columns-repeated="2"/>
          <table:table-cell table:style-name="ce1" office:value-type="float" office:value="0.13" calcext:value-type="float">
            <text:p>0,13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05" calcext:value-type="float">
            <text:p>0,080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50.3432427409639" calcext:value-type="float">
            <text:p>50,3</text:p>
          </table:table-cell>
          <table:table-cell table:style-name="ce4" office:value-type="float" office:value="7.8" calcext:value-type="float">
            <text:p>7,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AVERAGE([.F10:.F14])" office:value-type="float" office:value="48.2976904389655" calcext:value-type="float">
            <text:p>48,297690439</text:p>
          </table:table-cell>
          <table:table-cell table:formula="of:=AVERAGE([.G10:.G14])" office:value-type="float" office:value="9.42485551124008" calcext:value-type="float">
            <text:p>9,4248555112</text:p>
          </table:table-cell>
          <table:table-cell table:style-name="ce4" table:formula="of:=[.F16]" office:value-type="float" office:value="48.2976904389655" calcext:value-type="float">
            <text:p>48,3</text:p>
          </table:table-cell>
          <table:table-cell table:style-name="ce4" table:formula="of:=ROUNDUP([.G16];1)" office:value-type="float" office:value="9.5" calcext:value-type="float">
            <text:p>9,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TDEVP([.F10:.F14])" office:value-type="float" office:value="2.20919343072314" calcext:value-type="float">
            <text:p>2,2091934307</text:p>
          </table:table-cell>
          <table:table-cell table:formula="of:=[.G16]+[.F17]" office:value-type="float" office:value="11.6340489419632" calcext:value-type="float">
            <text:p>11,634048942</text:p>
          </table:table-cell>
          <table:table-cell/>
          <table:table-cell table:style-name="ce4" table:formula="of:=ROUNDUP([.G17];1)" office:value-type="float" office:value="11.7" calcext:value-type="float">
            <text:p>11,7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1" office:value-type="float" office:value="3.01" calcext:value-type="float">
            <text:p>3,01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1]-[.B21]" office:value-type="float" office:value="0.24" calcext:value-type="float">
            <text:p>0,24</text:p>
          </table:table-cell>
          <table:table-cell table:style-name="ce3" office:value-type="float" office:value="0.0765" calcext:value-type="float">
            <text:p>0,0765</text:p>
          </table:table-cell>
          <table:table-cell/>
          <table:table-cell table:formula="of:=[.C21]*[.$D$4]/[.$G$3]*[.$B$5]/[.D21]*[.$B$6]/[.$C$6]" office:value-type="float" office:value="97.8010507546931" calcext:value-type="float">
            <text:p>97,8010507547</text:p>
          </table:table-cell>
          <table:table-cell table:formula="of:=[.F21]*SQRT(([.$E$3]/[.$D$4])^2 + ([.$C$5]/[.$B$5])^2 + ([.$D$6]/[.$C$6])^2 + ([.$C$8]/[.C21])^2 + ([.$D$8]/[.D21])^2)" office:value-type="float" office:value="8.17719568133549" calcext:value-type="float">
            <text:p>8,1771956813</text:p>
          </table:table-cell>
          <table:table-cell table:style-name="ce4" table:formula="of:=[.F21]" office:value-type="float" office:value="97.801050754693" calcext:value-type="float">
            <text:p>97,8</text:p>
          </table:table-cell>
          <table:table-cell table:style-name="ce4" table:formula="of:=ROUNDUP([.G21];1)" office:value-type="float" office:value="8.2" calcext:value-type="float">
            <text:p>8,2</text:p>
          </table:table-cell>
          <table:table-cell table:number-columns-repeated="2"/>
          <table:table-cell table:style-name="ce1" office:value-type="float" office:value="0.24" calcext:value-type="float">
            <text:p>0,24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765" calcext:value-type="float">
            <text:p>0,076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97.801050754693" calcext:value-type="float">
            <text:p>97,8</text:p>
          </table:table-cell>
          <table:table-cell table:style-name="ce4" office:value-type="float" office:value="8.2" calcext:value-type="float">
            <text:p>8,2</text:p>
          </table:table-cell>
        </table:table-row>
        <table:table-row table:style-name="ro1">
          <table:table-cell table:style-name="ce1" office:value-type="float" office:value="3.02" calcext:value-type="float">
            <text:p>3,02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2]-[.B22]" office:value-type="float" office:value="0.25" calcext:value-type="float">
            <text:p>0,25</text:p>
          </table:table-cell>
          <table:table-cell table:style-name="ce3" office:value-type="float" office:value="0.087" calcext:value-type="float">
            <text:p>0,0870</text:p>
          </table:table-cell>
          <table:table-cell/>
          <table:table-cell table:formula="of:=[.C22]*[.$D$4]/[.$G$3]*[.$B$5]/[.D22]*[.$B$6]/[.$C$6]" office:value-type="float" office:value="89.5807038162599" calcext:value-type="float">
            <text:p>89,5807038163</text:p>
          </table:table-cell>
          <table:table-cell table:formula="of:=[.F22]*SQRT(([.$E$3]/[.$D$4])^2 + ([.$C$5]/[.$B$5])^2 + ([.$D$6]/[.$C$6])^2 + ([.$C$8]/[.C22])^2 + ([.$D$8]/[.D22])^2)" office:value-type="float" office:value="7.18690957867301" calcext:value-type="float">
            <text:p>7,1869095787</text:p>
          </table:table-cell>
          <table:table-cell table:style-name="ce4" table:formula="of:=[.F22]" office:value-type="float" office:value="89.5807038162599" calcext:value-type="float">
            <text:p>89,6</text:p>
          </table:table-cell>
          <table:table-cell table:style-name="ce4" table:formula="of:=ROUNDUP([.G22];1)" office:value-type="float" office:value="7.2" calcext:value-type="float">
            <text:p>7,2</text:p>
          </table:table-cell>
          <table:table-cell table:number-columns-repeated="2"/>
          <table:table-cell table:style-name="ce1"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87" calcext:value-type="float">
            <text:p>0,087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9.5807038162599" calcext:value-type="float">
            <text:p>89,6</text:p>
          </table:table-cell>
          <table:table-cell table:style-name="ce4" office:value-type="float" office:value="7.2" calcext:value-type="float">
            <text:p>7,2</text:p>
          </table:table-cell>
        </table:table-row>
        <table:table-row table:style-name="ro1">
          <table:table-cell table:style-name="ce1" office:value-type="float" office:value="3" calcext:value-type="float">
            <text:p>3,00</text:p>
          </table:table-cell>
          <table:table-cell table:style-name="ce1" office:value-type="float" office:value="2.78" calcext:value-type="float">
            <text:p>2,78</text:p>
          </table:table-cell>
          <table:table-cell table:style-name="ce1" table:formula="of:=[.A23]-[.B23]" office:value-type="float" office:value="0.22" calcext:value-type="float">
            <text:p>0,22</text:p>
          </table:table-cell>
          <table:table-cell table:style-name="ce3" office:value-type="float" office:value="0.0785" calcext:value-type="float">
            <text:p>0,0785</text:p>
          </table:table-cell>
          <table:table-cell/>
          <table:table-cell table:formula="of:=[.C23]*[.$D$4]/[.$G$3]*[.$B$5]/[.D23]*[.$B$6]/[.$C$6]" office:value-type="float" office:value="87.3668622187625" calcext:value-type="float">
            <text:p>87,3668622188</text:p>
          </table:table-cell>
          <table:table-cell table:formula="of:=[.F23]*SQRT(([.$E$3]/[.$D$4])^2 + ([.$C$5]/[.$B$5])^2 + ([.$D$6]/[.$C$6])^2 + ([.$C$8]/[.C23])^2 + ([.$D$8]/[.D23])^2)" office:value-type="float" office:value="7.96361608147163" calcext:value-type="float">
            <text:p>7,9636160815</text:p>
          </table:table-cell>
          <table:table-cell table:style-name="ce4" table:formula="of:=[.F23]" office:value-type="float" office:value="87.3668622187624" calcext:value-type="float">
            <text:p>87,4</text:p>
          </table:table-cell>
          <table:table-cell table:style-name="ce4" table:formula="of:=ROUNDUP([.G23];1)" office:value-type="float" office:value="8" calcext:value-type="float">
            <text:p>8,0</text:p>
          </table:table-cell>
          <table:table-cell table:number-columns-repeated="2"/>
          <table:table-cell table:style-name="ce1" office:value-type="float" office:value="0.22" calcext:value-type="float">
            <text:p>0,22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785" calcext:value-type="float">
            <text:p>0,078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7.3668622187624" calcext:value-type="float">
            <text:p>87,4</text:p>
          </table:table-cell>
          <table:table-cell table:style-name="ce4" office:value-type="float" office:value="8" calcext:value-type="float">
            <text:p>8,0</text:p>
          </table:table-cell>
        </table:table-row>
        <table:table-row table:style-name="ro1">
          <table:table-cell table:style-name="ce1" office:value-type="float" office:value="2.92" calcext:value-type="float">
            <text:p>2,92</text:p>
          </table:table-cell>
          <table:table-cell table:style-name="ce1" office:value-type="float" office:value="2.78" calcext:value-type="float">
            <text:p>2,78</text:p>
          </table:table-cell>
          <table:table-cell table:style-name="ce1" table:formula="of:=[.A24]-[.B24]" office:value-type="float" office:value="0.14" calcext:value-type="float">
            <text:p>0,14</text:p>
          </table:table-cell>
          <table:table-cell table:style-name="ce3" office:value-type="float" office:value="0.051" calcext:value-type="float">
            <text:p>0,0510</text:p>
          </table:table-cell>
          <table:table-cell/>
          <table:table-cell table:formula="of:=[.C24]*[.$D$4]/[.$G$3]*[.$B$5]/[.D24]*[.$B$6]/[.$C$6]" office:value-type="float" office:value="85.5759194103565" calcext:value-type="float">
            <text:p>85,5759194104</text:p>
          </table:table-cell>
          <table:table-cell table:formula="of:=[.F24]*SQRT(([.$E$3]/[.$D$4])^2 + ([.$C$5]/[.$B$5])^2 + ([.$D$6]/[.$C$6])^2 + ([.$C$8]/[.C24])^2 + ([.$D$8]/[.D24])^2)" office:value-type="float" office:value="12.2549480494409" calcext:value-type="float">
            <text:p>12,2549480494</text:p>
          </table:table-cell>
          <table:table-cell table:style-name="ce4" table:formula="of:=[.F24]" office:value-type="float" office:value="85.5759194103563" calcext:value-type="float">
            <text:p>85,6</text:p>
          </table:table-cell>
          <table:table-cell table:style-name="ce4" table:formula="of:=ROUNDUP([.G24];1)" office:value-type="float" office:value="12.3" calcext:value-type="float">
            <text:p>12,3</text:p>
          </table:table-cell>
          <table:table-cell table:number-columns-repeated="2"/>
          <table:table-cell table:style-name="ce1" office:value-type="float" office:value="0.14" calcext:value-type="float">
            <text:p>0,14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1" calcext:value-type="float">
            <text:p>0,0510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85.5759194103563" calcext:value-type="float">
            <text:p>85,6</text:p>
          </table:table-cell>
          <table:table-cell table:style-name="ce4" office:value-type="float" office:value="12.3" calcext:value-type="float">
            <text:p>12,3</text:p>
          </table:table-cell>
        </table:table-row>
        <table:table-row table:style-name="ro1">
          <table:table-cell table:style-name="ce1" office:value-type="float" office:value="2.94" calcext:value-type="float">
            <text:p>2,94</text:p>
          </table:table-cell>
          <table:table-cell table:style-name="ce1" office:value-type="float" office:value="2.77" calcext:value-type="float">
            <text:p>2,77</text:p>
          </table:table-cell>
          <table:table-cell table:style-name="ce1" table:formula="of:=[.A25]-[.B25]" office:value-type="float" office:value="0.17" calcext:value-type="float">
            <text:p>0,17</text:p>
          </table:table-cell>
          <table:table-cell table:style-name="ce3" office:value-type="float" office:value="0.0535" calcext:value-type="float">
            <text:p>0,0535</text:p>
          </table:table-cell>
          <table:table-cell/>
          <table:table-cell table:formula="of:=[.C25]*[.$D$4]/[.$G$3]*[.$B$5]/[.D25]*[.$B$6]/[.$C$6]" office:value-type="float" office:value="99.0578399583165" calcext:value-type="float">
            <text:p>99,0578399583</text:p>
          </table:table-cell>
          <table:table-cell table:formula="of:=[.F25]*SQRT(([.$E$3]/[.$D$4])^2 + ([.$C$5]/[.$B$5])^2 + ([.$D$6]/[.$C$6])^2 + ([.$C$8]/[.C25])^2 + ([.$D$8]/[.D25])^2)" office:value-type="float" office:value="11.6920686251887" calcext:value-type="float">
            <text:p>11,6920686252</text:p>
          </table:table-cell>
          <table:table-cell table:style-name="ce4" table:formula="of:=[.F25]" office:value-type="float" office:value="99.0578399583165" calcext:value-type="float">
            <text:p>99,1</text:p>
          </table:table-cell>
          <table:table-cell table:style-name="ce4" table:formula="of:=ROUNDUP([.G25];1)" office:value-type="float" office:value="11.7" calcext:value-type="float">
            <text:p>11,7</text:p>
          </table:table-cell>
          <table:table-cell table:number-columns-repeated="2"/>
          <table:table-cell table:style-name="ce1" office:value-type="float" office:value="0.17" calcext:value-type="float">
            <text:p>0,17</text:p>
          </table:table-cell>
          <table:table-cell office:value-type="float" office:value="0.02" calcext:value-type="float">
            <text:p>0,02</text:p>
          </table:table-cell>
          <table:table-cell table:style-name="ce3" office:value-type="float" office:value="0.0535" calcext:value-type="float">
            <text:p>0,0535</text:p>
          </table:table-cell>
          <table:table-cell office:value-type="float" office:value="0.0005" calcext:value-type="float">
            <text:p>0,0005</text:p>
          </table:table-cell>
          <table:table-cell table:style-name="ce4" office:value-type="float" office:value="99.0578399583165" calcext:value-type="float">
            <text:p>99,1</text:p>
          </table:table-cell>
          <table:table-cell table:style-name="ce4" office:value-type="float" office:value="11.7" calcext:value-type="float">
            <text:p>11,7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table:formula="of:=AVERAGE([.F21:.F25])" office:value-type="float" office:value="91.8764752316777" calcext:value-type="float">
            <text:p>91,8764752317</text:p>
          </table:table-cell>
          <table:table-cell table:formula="of:=AVERAGE([.G21:.G25])" office:value-type="float" office:value="9.45494760322195" calcext:value-type="float">
            <text:p>9,4549476032</text:p>
          </table:table-cell>
          <table:table-cell table:style-name="ce4" table:formula="of:=[.F27]" office:value-type="float" office:value="91.8764752316776" calcext:value-type="float">
            <text:p>91,9</text:p>
          </table:table-cell>
          <table:table-cell table:style-name="ce4" table:formula="of:=ROUNDUP([.G27];1)" office:value-type="float" office:value="9.5" calcext:value-type="float">
            <text:p>9,5</text:p>
          </table:table-cell>
          <table:table-cell table:number-columns-repeated="8"/>
        </table:table-row>
        <table:table-row table:style-name="ro1">
          <table:table-cell table:number-columns-repeated="5"/>
          <table:table-cell table:formula="of:=STDEVP([.F21:.F25])" office:value-type="float" office:value="5.51319823769496" calcext:value-type="float">
            <text:p>5,5131982377</text:p>
          </table:table-cell>
          <table:table-cell table:formula="of:=[.G27]+[.F28]" office:value-type="float" office:value="14.9681458409169" calcext:value-type="float">
            <text:p>14,9681458409</text:p>
          </table:table-cell>
          <table:table-cell/>
          <table:table-cell table:style-name="ce4" table:formula="of:=ROUNDUP([.G28];1)" office:value-type="float" office:value="15" calcext:value-type="float">
            <text:p>15,0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7"/>
          <table:table-cell table:style-name="ce4" table:number-columns-repeated="2"/>
          <table:table-cell table:number-columns-repeated="8"/>
        </table:table-row>
        <table:table-row table:style-name="ro1">
          <table:table-cell table:number-columns-repeated="7"/>
          <table:table-cell table:style-name="ce4" office:value-type="float" office:value="48.2976904389655" calcext:value-type="float">
            <text:p>48,3</text:p>
          </table:table-cell>
          <table:table-cell table:style-name="ce4" office:value-type="float" office:value="11.7" calcext:value-type="float">
            <text:p>11,7</text:p>
          </table:table-cell>
          <table:table-cell table:number-columns-repeated="8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" calcext:value-type="float">
            <text:p>0</text:p>
          </table:table-cell>
          <table:table-cell office:value-type="float" office:value="49.8785358848936" calcext:value-type="float">
            <text:p>49,8785358849</text:p>
          </table:table-cell>
          <table:table-cell office:value-type="float" office:value="9.98412738963949" calcext:value-type="float">
            <text:p>9,984127389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.1" calcext:value-type="float">
            <text:p>0,1</text:p>
          </table:table-cell>
          <table:table-cell office:value-type="float" office:value="49.1228004926981" calcext:value-type="float">
            <text:p>49,1228004927</text:p>
          </table:table-cell>
          <table:table-cell office:value-type="float" office:value="7.56378268111068" calcext:value-type="float">
            <text:p>7,5637826811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.2" calcext:value-type="float">
            <text:p>0,2</text:p>
          </table:table-cell>
          <table:table-cell office:value-type="float" office:value="44.1837424177206" calcext:value-type="float">
            <text:p>44,1837424177</text:p>
          </table:table-cell>
          <table:table-cell office:value-type="float" office:value="9.82512424822651" calcext:value-type="float">
            <text:p>9,825124248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.3" calcext:value-type="float">
            <text:p>0,3</text:p>
          </table:table-cell>
          <table:table-cell office:value-type="float" office:value="47.9601306585515" calcext:value-type="float">
            <text:p>47,9601306586</text:p>
          </table:table-cell>
          <table:table-cell office:value-type="float" office:value="11.9992384214771" calcext:value-type="float">
            <text:p>11,99923842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0.4" calcext:value-type="float">
            <text:p>0,4</text:p>
          </table:table-cell>
          <table:table-cell office:value-type="float" office:value="50.3432427409639" calcext:value-type="float">
            <text:p>50,343242741</text:p>
          </table:table-cell>
          <table:table-cell office:value-type="float" office:value="7.75200481574658" calcext:value-type="float">
            <text:p>7,7520048157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Ethanol</text:p>
          </table:table-cell>
          <table:table-cell office:value-type="float" office:value="48.2976904389655" calcext:value-type="float">
            <text:p>48,297690439</text:p>
          </table:table-cell>
          <table:table-cell office:value-type="float" office:value="11.6340489419632" calcext:value-type="float">
            <text:p>11,634048942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1</text:p>
          </table:table-cell>
          <table:table-cell office:value-type="float" office:value="97.801050754693" calcext:value-type="float">
            <text:p>97,8010507547</text:p>
          </table:table-cell>
          <table:table-cell office:value-type="float" office:value="8.17719568133549" calcext:value-type="float">
            <text:p>8,1771956813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2</text:p>
          </table:table-cell>
          <table:table-cell office:value-type="float" office:value="89.5807038162599" calcext:value-type="float">
            <text:p>89,5807038163</text:p>
          </table:table-cell>
          <table:table-cell office:value-type="float" office:value="7.18690957867301" calcext:value-type="float">
            <text:p>7,186909578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3</text:p>
          </table:table-cell>
          <table:table-cell office:value-type="float" office:value="87.3668622187624" calcext:value-type="float">
            <text:p>87,3668622188</text:p>
          </table:table-cell>
          <table:table-cell office:value-type="float" office:value="7.96361608147163" calcext:value-type="float">
            <text:p>7,963616081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4</text:p>
          </table:table-cell>
          <table:table-cell office:value-type="float" office:value="85.5759194103563" calcext:value-type="float">
            <text:p>85,5759194104</text:p>
          </table:table-cell>
          <table:table-cell office:value-type="float" office:value="12.2549480494409" calcext:value-type="float">
            <text:p>12,2549480494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 office:value-type="string" calcext:value-type="string">
            <text:p>1.5</text:p>
          </table:table-cell>
          <table:table-cell office:value-type="float" office:value="99.0578399583165" calcext:value-type="float">
            <text:p>99,0578399583</text:p>
          </table:table-cell>
          <table:table-cell office:value-type="float" office:value="11.6920686251887" calcext:value-type="float">
            <text:p>11,6920686252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Cyclohexan</text:p>
          </table:table-cell>
          <table:table-cell/>
          <table:table-cell office:value-type="float" office:value="91.8764752316776" calcext:value-type="float">
            <text:p>91,8764752317</text:p>
          </table:table-cell>
          <table:table-cell office:value-type="float" office:value="14.9681458409169" calcext:value-type="float">
            <text:p>14,968145840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4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3" number:min-integer-digits="1"/>
    </number:number-style>
    <number:number-style style:name="N115">
      <number:number number: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0.00.0000</text:date>, <text:time style:data-style-name="N2" text:time-value="03:35:16.39545987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0T01:51:00.539000000</meta:creation-date>
    <dc:date>2015-05-10T04:36:09.342503379</dc:date>
    <meta:editing-duration>PT5M32S</meta:editing-duration>
    <meta:editing-cycles>3</meta:editing-cycles>
    <meta:generator>LibreOffice/4.2.8.2$Linux_X86_64 LibreOffice_project/420m0$Build-2</meta:generator>
    <dc:creator>Frederik </dc:creator>
    <meta:document-statistic meta:table-count="1" meta:cell-count="219" meta:object-count="0"/>
  </office:meta>
</office:document-meta>
</file>